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8.001cm" fo:margin-left="4.251cm" table:align="left" style:writing-mode="lr-tb"/>
    </style:style>
    <style:style style:name="Tabulka1.A" style:family="table-column">
      <style:table-column-properties style:column-width="8.001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size-complex="11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-asian="Arial"/>
    </style:style>
    <style:style style:name="P4" style:family="paragraph" style:parent-style-name="Standard" style:list-style-name="WW8Num4"/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Footer">
      <style:text-properties style:font-name-asian="Arial"/>
    </style:style>
    <style:style style:name="P7" style:family="paragraph" style:parent-style-name="Footer">
      <style:text-properties fo:font-weight="bold" style:font-weight-asian="bold"/>
    </style:style>
    <style:style style:name="P8" style:family="paragraph" style:parent-style-name="Footer">
      <style:text-properties style:text-underline-style="solid" style:text-underline-width="auto" style:text-underline-color="font-color"/>
    </style:style>
    <style:style style:name="P9" style:family="paragraph" style:parent-style-name="Footer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Footer">
      <style:paragraph-properties>
        <style:tab-stops>
          <style:tab-stop style:position="1.251cm" style:type="center"/>
        </style:tab-stops>
      </style:paragraph-properties>
      <style:text-properties style:text-underline-style="solid" style:text-underline-width="auto" style:text-underline-color="font-color"/>
    </style:style>
    <style:style style:name="P11" style:family="paragraph" style:parent-style-name="Footer">
      <style:paragraph-properties fo:text-align="justify" style:justify-single-word="false"/>
    </style:style>
    <style:style style:name="P12" style:family="paragraph" style:parent-style-name="Footer">
      <style:text-properties fo:background-color="#ffff00"/>
    </style:style>
    <style:style style:name="P13" style:family="paragraph" style:parent-style-name="Footer">
      <style:paragraph-properties>
        <style:tab-stops>
          <style:tab-stop style:position="1.251cm" style:type="center"/>
        </style:tab-stops>
      </style:paragraph-properties>
    </style:style>
    <style:style style:name="P14" style:family="paragraph" style:parent-style-name="Footer">
      <style:paragraph-properties>
        <style:tab-stops>
          <style:tab-stop style:position="1.251cm" style:type="center"/>
        </style:tab-stops>
      </style:paragraph-properties>
      <style:text-properties fo:font-style="italic" style:font-style-asian="italic"/>
    </style:style>
    <style:style style:name="P15" style:family="paragraph" style:parent-style-name="Footer">
      <style:paragraph-properties>
        <style:tab-stops>
          <style:tab-stop style:position="1.251cm" style:type="center"/>
        </style:tab-stops>
      </style:paragraph-properties>
      <style:text-properties fo:font-style="italic" style:font-name-asian="Arial" style:font-style-asian="italic"/>
    </style:style>
    <style:style style:name="P16" style:family="paragraph" style:parent-style-name="Footer">
      <style:paragraph-properties fo:break-before="page"/>
      <style:text-properties fo:font-weight="bold" style:font-weight-asian="bold"/>
    </style:style>
    <style:style style:name="P17" style:family="paragraph" style:parent-style-name="Footer" style:list-style-name="WW8Num3">
      <style:paragraph-properties fo:margin-left="0.801cm" fo:margin-right="0cm" fo:orphans="2" fo:widows="2" fo:hyphenation-ladder-count="no-limit" fo:text-indent="-0.6cm" style:auto-text-indent="false" style:text-autospace="none" style:punctuation-wrap="simple" style:vertical-align="baseline" style:writing-mode="lr-tb">
        <style:tab-stops>
          <style:tab-stop style:position="1.251cm" style:type="right"/>
        </style:tab-stops>
      </style:paragraph-properties>
      <style:text-properties fo:hyphenate="false" fo:hyphenation-remain-char-count="2" fo:hyphenation-push-char-count="2"/>
    </style:style>
    <style:style style:name="P18" style:family="paragraph" style:parent-style-name="Subjekt">
      <style:paragraph-properties fo:margin-left="0.501cm" fo:margin-right="-0.503cm" fo:text-indent="0cm" style:auto-text-indent="false"/>
    </style:style>
    <style:style style:name="P19" style:family="paragraph" style:parent-style-name="Meziradek" style:master-page-name="Standard">
      <style:paragraph-properties fo:text-align="center" style:justify-single-word="false" style:page-number="auto"/>
      <style:text-properties fo:font-size="14pt" style:text-underline-style="none" fo:background-color="#ffff00" style:font-size-asian="14pt"/>
    </style:style>
    <style:style style:name="P20" style:family="paragraph" style:parent-style-name="Usnesení">
      <style:paragraph-properties fo:margin-top="0cm" fo:margin-bottom="0.212cm" style:contextual-spacing="false" fo:text-align="center" style:justify-single-word="false"/>
      <style:text-properties fo:font-size="16pt" fo:letter-spacing="0.247cm" style:font-size-asian="16pt"/>
    </style:style>
    <style:style style:name="P21" style:family="paragraph" style:parent-style-name="Paticka1">
      <style:paragraph-properties fo:keep-with-next="always"/>
    </style:style>
    <style:style style:name="P22" style:family="paragraph" style:parent-style-name="Paticka1">
      <style:paragraph-properties fo:margin-left="0cm" fo:margin-right="0cm" fo:margin-top="0.212cm" fo:margin-bottom="0cm" style:contextual-spacing="false" fo:text-align="justify" style:justify-single-word="false" fo:text-indent="0cm" style:auto-text-indent="false" fo:keep-with-next="always"/>
      <style:text-properties fo:font-size="10pt" fo:font-style="italic" fo:font-weight="bold" style:font-name-asian="Arial" style:font-size-asian="10pt" style:font-style-asian="italic" style:font-weight-asian="bold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 style:font-name-asian="Ari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background-color="#ffff00" loext:char-shading-value="0"/>
    </style:style>
    <style:style style:name="T5" style:family="text">
      <style:text-properties style:font-name-asian="Arial"/>
    </style:style>
    <style:style style:name="T6" style:family="text">
      <style:text-properties fo:font-size="10pt" fo:font-style="italic" fo:font-weight="bold" style:font-name-asian="Arial" style:font-size-asian="10pt" style:font-style-asian="italic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background-color="#ffff00" loext:char-shading-value="0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Město ………………</text:p>
      <text:p text:style-name="Meziradek"/>
      <text:p text:style-name="Velké1">RADA <text:span text:style-name="T1">MĚSTA ………………..</text:span></text:p>
      <text:p text:style-name="Standard"/>
      <text:p text:style-name="P20">USNESENÍ</text:p>
      <text:p text:style-name="UsnKoho">Rady <text:span text:style-name="T1">města ……………</text:span></text:p>
      <text:p text:style-name="P5"/>
      <text:p text:style-name="UsnKoho">číslo <text:span text:style-name="T1">….</text:span></text:p>
      <text:p text:style-name="UsnKoho">ze dne <text:span text:style-name="T1">……….</text:span> </text:p>
      <text:p text:style-name="P18">k jednání o založení spolku Otevřená města, z.s.,</text:p>
      <text:p text:style-name="P5"/>
      <text:p text:style-name="P5"/>
      <text:p text:style-name="Usntučné">Rada <text:bookmark-start text:name="VH"/><text:span text:style-name="T1">města ……………..</text:span> <text:bookmark-end text:name="VH"/><text:s/></text:p>
      <text:p text:style-name="NazevOdstavce">I. <text:tab/>bere na vědomí</text:p>
      <text:p text:style-name="Odstavec1b">informace o cíli spolku Otevřená města, z.s., a o průběhu jeho zakládání obsažené v důvodové zprávě,</text:p>
      <text:p text:style-name="NazevOdstavce">II. <text:tab/>vyjadřuje</text:p>
      <text:p text:style-name="Odstavec1b">zájem na tom, aby se <text:span text:style-name="T1">město ………….</text:span> účastnilo jednání o založení spolku Otevřená města, z.s., s možností získat <text:span text:style-name="T1">základní/přidružené</text:span> členství ve spolku,</text:p>
      <text:p text:style-name="NazevOdstavce">III. <text:tab/>ukládá</text:p>
      <text:p text:style-name="NositelUkolu_5f_1Bez">1. <text:tab/><text:span text:style-name="T4">radnímu ……………..</text:span></text:p>
      <text:p text:style-name="Odstavec2_5f_Ukol">1. <text:tab/>zahájit jednání o textu stanov spolku Otevřená města, z.s., se zástupci ostatních samospráv, a parafovat jménem <text:span text:style-name="T1">města …………</text:span> dojednaný text stanov,</text:p>
      <text:p text:style-name="Odstavec2_5f_Ukol">2. <text:tab/>předložit dojednaný text stanov k projednání Radě <text:span text:style-name="T1">města ………….,</text:span> která ho v případě souhlasu předloží Zastupitelstvu <text:span text:style-name="T1">města ………….</text:span>.</text:p>
      <text:p text:style-name="Odstavec2_5f_Ukol"/>
      <text:p text:style-name="P1"/>
      <text:p text:style-name="P1"/>
      <text:p text:style-name="UsnKoho"><text:span text:style-name="T2">…………………………</text:span><text:span text:style-name="T1">..</text:span></text:p>
      <table:table table:name="Tabulka1" table:style-name="Tabulka1">
        <table:table-column table:style-name="Tabulka1.A"/>
        <table:table-row table:style-name="Tabulka1.1">
          <table:table-cell table:style-name="Tabulka1.A1" office:value-type="string">
            <text:p text:style-name="UsnKoho">starosta <text:span text:style-name="T1">města …………..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UsnKoho"><text:span text:style-name="T2">…………………………</text:span><text:span text:style-name="T1">..</text:span></text:p>
      <text:p text:style-name="UsnKoho">místostarosta <text:span text:style-name="T1">města …………..</text:span></text:p>
      <text:p text:style-name="Standard"/>
      <text:p text:style-name="Standard"><text:bookmark-start text:name="PATKA_START"/></text:p>
      <text:p text:style-name="Standard"/>
      <text:p text:style-name="Standard"/>
      <text:p text:style-name="Standard"/>
      <text:p text:style-name="Standard"/>
      <text:p text:style-name="Standard"/>
      <text:p text:style-name="P3"><text:s/><text:bookmark-end text:name="PATKA_START"/></text:p>
      <text:p text:style-name="P21"><text:span text:style-name="T3">Předkladatel:</text:span> <text:tab/><text:bookmark-start text:name="U_Predkl1"/><text:bookmark-start text:name="PREDKLADA"/><text:span text:style-name="T1">radní …………….</text:span> <text:bookmark-end text:name="U_Predkl1"/><text:bookmark-end text:name="PREDKLADA"/></text:p>
      <text:p text:style-name="P21"><text:span text:style-name="T3">Tisk:</text:span><text:tab/><text:span text:style-name="T1">……….</text:span></text:p>
      <text:p text:style-name="P21"><text:span text:style-name="T3">Provede:</text:span><text:tab/><text:span text:style-name="T1">radní …………….</text:span><text:tab/></text:p>
      <text:p text:style-name="P21"><text:span text:style-name="T3">Na vědomí:</text:span><text:tab/><text:span text:style-name="T1">odbor informatiky</text:span> </text:p>
      <text:p text:style-name="P22"><text:bookmark-start text:name="USN_OSO_PATA_TXT"/><text:s/><text:bookmark-end text:name="USN_OSO_PATA_TXT"/></text:p>
      <text:p text:style-name="P6"><text:bookmark-start text:name="PATKA_END"/><text:s/><text:bookmark-end text:name="PATKA_END"/></text:p>
      <text:p text:style-name="P16">Důvodová zpráva</text:p>
      <text:p text:style-name="Footer"/>
      <text:p text:style-name="P8">Cíle a povaha spolku</text:p>
      <text:p text:style-name="P6"><text:s/></text:p>
      <text:p text:style-name="Footer">Zástupci několika městských samospráv vyjádřili zájem založit spolek <text:span text:style-name="T7">Otevřená města</text:span>. </text:p>
      <text:p text:style-name="Footer"/>
      <text:p text:style-name="Footer">Cílem spolku je podporovat otevřené fungování místních samospráv. Otevřeným fungováním se rozumí zejména pravidelné a přehledné zveřejňování informací, vstřícný přístup k občanům, vysoké možnosti zapojení občanů do veřejného dění, zprůhlednění veřejných zakázek od přípravy záměru až do odevzdání výsledku a také používání moderních a otevřených technologií ve veřejné správě. </text:p>
      <text:p text:style-name="Footer"/>
      <text:p text:style-name="Footer">Jde např. o koordinaci řešení společných potřeb v oblasti informačních systémů, sdílení dobrých zkušeností na společné platformě a úsporu nákladů díky tomu, že nebude docházet k opakovanému vývoji technických řešení na míru. </text:p>
      <text:p text:style-name="Footer"/>
      <text:p text:style-name="Footer">Výhody společného postupu v této oblasti a členství ve spolku jsou:</text:p>
      <text:p text:style-name="Footer"/>
      <text:list xml:id="list8687776400011884267" text:style-name="WW8Num3">
        <text:list-item>
          <text:p text:style-name="P17"><text:span text:style-name="T7">Finanční úspory</text:span> díky možnosti centrálního zadávání zakázek, sdílení nákladů na technická řešení, rešerše apod. a možnosti čerpání účelových evropských dotací,</text:p>
        </text:list-item>
        <text:list-item>
          <text:p text:style-name="P17"><text:span text:style-name="T7">Větší vyjednávací síla</text:span> při jednání s dodavateli software, kteří jsou často v monopolním postavení a požadují nepřiměřeně vysoké částky,</text:p>
        </text:list-item>
        <text:list-item>
          <text:p text:style-name="P17"><text:span text:style-name="T7">Kontakt s odborníky</text:span> z vysokých škol a neziskových organizací propagujícími snadný přístup k informacím, opakované použití informací, open source a otevřená data,</text:p>
        </text:list-item>
        <text:list-item>
          <text:p text:style-name="P17"><text:span text:style-name="T7">Zohlednění zájmů a specifik</text:span> každého členského města v projektech organizace, díky čemuž bude následně dodané řešení kvalitnější.</text:p>
        </text:list-item>
      </text:list>
      <text:p text:style-name="Footer"/>
      <text:p text:style-name="Footer">Spolek Otevřená města je ve fázi zakládání (dosud není oficiálně založen a zapsán v rejstříku). V různém stádiu byla myšlenka projekt podpořena nebo diskutována např. v následujících samosprávách: Brno, Černošice, Děčín, Liberec, Praha 5, Praha 6 a 7, Praha 12, Ústí nad Labem, Nové město na Moravě, Mariánské lázně. </text:p>
      <text:p text:style-name="Footer"/>
      <text:p text:style-name="Footer">Vznik spolku koordinuje občanské sdružení Oživení. Aktuální stav jednání jednotlivých samospráv o přistoupení k členství ve spolku je na adrese <text:a xlink:type="simple" xlink:href="http://www.otevrenamesta.cz/clenstvi/"><text:span text:style-name="Internet_20_link">http://www.otevrenamesta.cz/clenstvi/</text:span></text:a>.</text:p>
      <text:p text:style-name="Footer"/>
      <text:p text:style-name="P9">Připravované projekty</text:p>
      <text:p text:style-name="P11"/>
      <text:p text:style-name="P11">Jedním z prvních zamýšlených projektů je <text:span text:style-name="T3">společný registr smluv</text:span>, založený na tom, že členské samosprávy sjednotí databázové záznamy o svých smlouvách na půdorysu již expertně připravené datové věty. <text:s/>Tento registr smluv a datová věta jsou navržený významně bohatší, než politickými spory redukovaná podoba registru podle návrhu zákona o registru smluv, projednávaného aktuálně v Parlamentu. Zároveň je však s tímto případným „zákonným“ registrem plně kompatibilní a umožňuje přímý export dat.</text:p>
      <text:p text:style-name="P11"/>
      <text:p text:style-name="P11">Výhody společného registru by spočívaly v možnosti širokého srovnání cen a smluvních podmínek srovnatelných služeb a dodávek a tím snížení nákladů. Náklady na realizaci tohoto projektu jsou kalkulovány na cca 800 000.- Kč, a budou se hradit z rozpočtu spolku (viz dále). Další projekty budou záviset na přesném složení zakládajících členů a budou dojednány podle jejich specifických aktuálních potřeb.</text:p>
      <text:p text:style-name="Footer"><text:bookmark text:name="_GoBack"/></text:p>
      <text:p text:style-name="P8">Postup při zakládání</text:p>
      <text:p text:style-name="Footer"/>
      <text:p text:style-name="Footer">V rámci procesu zakládání spolku musí zástupci měst dojednat obsah stanov a dalších dokumentů. Je třeba určit první představitele organizace, stanovit výši vkladu a členského příspěvku (zatím navrženo 1,50 Kč na obyvatele). Samosprávy mohou navrhovat členy orgánů spolku a podávat další návrhy a připomínky prostřednictvím koordinátorky (viz níže). Návrhy budou projednány společně s textem stanov na konferenci k tomu svolané. Na této konferenci <text:soft-page-break/>pověření zástupci měst dojednají text stanov a následně ho budou moci projednat Rady a Zastupitelstva jednotlivých zakládajících členů.</text:p>
      <text:p text:style-name="Footer"/>
      <text:p text:style-name="Footer">Schválení předloženého usnesení dává mandát zástupci města při vyjednávání vystupovat jeho jménem a předložit Radě dojednaný text stanov. Dojednaný text stanov bude následně projednán Radou a podléhá schválení Zastupitelstvem, neboť podle zákona patří zakládání právnických osob a schvalování jejich stanov do vyhrazené působnosti zastupitelstva (§ 84 odst. 2 písm. e) zákona č. 128/2000 Sb., o obcích, resp. odpovídající ustanovení u hl. m. Prahy a městských částí).</text:p>
      <text:p text:style-name="Footer"/>
      <text:p text:style-name="P8">Informace o projednání v rámci samosprávy</text:p>
      <text:p text:style-name="Footer"/>
      <text:p text:style-name="P12">Pokud navrhované usnesení projednala příslušná komise Rady, uveďte datum projednání a přijaté usnesení.</text:p>
      <text:p text:style-name="P13"/>
      <text:p text:style-name="P10">Kontakty na spolek</text:p>
      <text:p text:style-name="P13"/>
      <text:p text:style-name="P13">Lenka Franková, <text:a xlink:type="simple" xlink:href="mailto:lenka.frankova@oziveni.cz"><text:span text:style-name="Internet_20_link">lenka.frankova@oziveni.cz</text:span></text:a> <text:line-break/>Projektová koordinátorka Oživení, o.s.<text:line-break/>+420 776 818 765</text:p>
      <text:p text:style-name="P13"/>
      <text:p text:style-name="Footer">e-mailová konference: <text:a xlink:type="simple" xlink:href="mailto:konference@otevrenamesta.cz"><text:span text:style-name="Internet_20_link">konference@otevrenamesta.cz</text:span></text:a> </text:p>
      <text:p text:style-name="Footer">webové stránky: <text:a xlink:type="simple" xlink:href="http://www.otevrenamesta.cz/"><text:span text:style-name="Internet_20_link">www.otevrenamesta.cz/</text:span></text:a> </text:p>
      <text:p text:style-name="Footer">facebook: <text:a xlink:type="simple" xlink:href="https://www.facebook.com/otevrenamesta"><text:span text:style-name="Internet_20_link">https://www.facebook.com/otevrenamesta</text:span></text:a> </text:p>
      <text:p text:style-name="Footer"/>
      <text:p text:style-name="P7">Doplňující materiály</text:p>
      <text:p text:style-name="P6"><text:s/></text:p>
      <text:p text:style-name="P13"><text:span text:style-name="T8">Přílohy důvodové zprávy, podrobnosti o projektech a aktuální informace jsou uvedeny na internetové stránce spolku. </text:span><text:span text:style-name="T9">K důvodové zprávě přiložte vytištěné dokumenty v takovém rozsahu, v jakém je to u vás zvykem.</text:span></text:p>
      <text:p text:style-name="P13"/>
      <text:list xml:id="list162729377434829296" text:style-name="WW8Num4">
        <text:list-item>
          <text:p text:style-name="P4"><text:a xlink:type="simple" xlink:href="http://www.otevrenamesta.cz/zakladame-spolek.html"><text:span text:style-name="Internet_20_link">Zakládáme spolek Otevřená města</text:span></text:a> (úvodní slovo) </text:p>
        </text:list-item>
        <text:list-item>
          <text:p text:style-name="P4"><text:a xlink:type="simple" xlink:href="http://www.otevrenamesta.cz/cile/"><text:span text:style-name="Internet_20_link">Cíle Otevřených měst</text:span></text:a> </text:p>
        </text:list-item>
        <text:list-item>
          <text:p text:style-name="P4"><text:a xlink:type="simple" xlink:href="http://www.otevrenamesta.cz/clenstvi/motivace/"><text:span text:style-name="Internet_20_link">7 důvodů pro členství</text:span></text:a> </text:p>
        </text:list-item>
        <text:list-item>
          <text:p text:style-name="P4"><text:a xlink:type="simple" xlink:href="http://www.otevrenamesta.cz/clenstvi/"><text:span text:style-name="Internet_20_link">Informace o členství</text:span></text:a> </text:p>
        </text:list-item>
        <text:list-item>
          <text:p text:style-name="P4"><text:a xlink:type="simple" xlink:href="http://www.otevrenamesta.cz/projekty/smlouvy/"><text:span text:style-name="Internet_20_link">Projekt Otevřené smlouvy</text:span></text:a> </text:p>
        </text:list-item>
        <text:list-item>
          <text:p text:style-name="P4"><text:a xlink:type="simple" xlink:href="http://www.otevrenamesta.cz/open-source/"><text:span text:style-name="Internet_20_link">Osvěta ohledně open source</text:span></text:a> </text:p>
        </text:list-item>
        <text:list-item>
          <text:p text:style-name="P4"><text:a xlink:type="simple" xlink:href="http://www.otevrenamesta.cz/media/docs/balicek/infografika-otevrenost.pdf"><text:span text:style-name="Internet_20_link">Infografika k otevřenosti</text:span></text:a> </text:p>
        </text:list-item>
        <text:list-item>
          <text:p text:style-name="P4"><text:a xlink:type="simple" xlink:href="http://www.otevrenamesta.cz/stanovy/"><text:span text:style-name="Internet_20_link">Návrh stanov Otevřených měst</text:span></text:a> </text:p>
        </text:list-item>
        <text:list-item>
          <text:p text:style-name="P4"><text:a xlink:type="simple" xlink:href="http://www.otevrenamesta.cz/kontakty/"><text:span text:style-name="Internet_20_link">Kontakty</text:span></text:a> </text:p>
        </text:list-item>
      </text:list>
      <text:p text:style-name="P13"/>
      <text:p text:style-name="P13"/>
      <text:p text:style-name="P14"/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punctuation-wrap="simple" style:vertical-align="baseline" style:writing-mode="lr-tb"/>
      <style:text-properties style:use-window-font-color="true" style:font-name="Arial" fo:font-family="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423cm" fo:margin-bottom="0.106cm" style:contextual-spacing="false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ormální_20__28_web_29_" style:display-name="Normální (web)" style:family="paragraph" style:parent-style-name="Standard">
      <style:paragraph-properties fo:margin-top="0.494cm" fo:margin-bottom="0.494cm" style:contextual-spacing="false"/>
    </style:style>
    <style:style style:name="Odstavec1" style:family="paragraph" style:parent-style-name="Normální_20__28_web_29_">
      <style:paragraph-properties fo:margin-left="1.949cm" fo:margin-right="0cm" fo:margin-top="0.212cm" fo:margin-bottom="0.212cm" style:contextual-spacing="false" fo:text-align="justify" style:justify-single-word="false" fo:text-indent="-0.75cm" style:auto-text-indent="false"/>
      <style:text-properties style:font-size-complex="11pt"/>
    </style:style>
    <style:style style:name="Odstavec4" style:family="paragraph" style:parent-style-name="Normální_20__28_web_29_">
      <style:paragraph-properties fo:margin-left="1.588cm" fo:margin-right="0cm" fo:margin-top="0.106cm" fo:margin-bottom="0.106cm" style:contextual-spacing="false" fo:text-align="justify" style:justify-single-word="false" fo:text-indent="0cm" style:auto-text-indent="false"/>
      <style:text-properties style:font-size-complex="11pt"/>
    </style:style>
    <style:style style:name="Odstavec2" style:family="paragraph" style:parent-style-name="Odstavec4">
      <style:paragraph-properties fo:margin-left="1.199cm" fo:margin-right="0cm" fo:text-indent="0cm" style:auto-text-indent="false"/>
    </style:style>
    <style:style style:name="Ukol1" style:family="paragraph" style:parent-style-name="Standard">
      <style:paragraph-properties fo:margin-left="0cm" fo:margin-right="0cm" fo:margin-top="0cm" fo:margin-bottom="0.212cm" style:contextual-spacing="false" fo:text-align="end" style:justify-single-word="false" fo:text-indent="1.251cm" style:auto-text-indent="false"/>
      <style:text-properties style:font-size-complex="11pt"/>
    </style:style>
    <style:style style:name="NazevOdstavce" style:family="paragraph" style:parent-style-name="Standard">
      <style:paragraph-properties fo:margin-top="0.423cm" fo:margin-bottom="0cm" style:contextual-spacing="false" fo:keep-with-next="always"/>
      <style:text-properties fo:letter-spacing="0.099cm" fo:font-weight="bold" style:font-weight-asian="bold" style:font-size-complex="11pt"/>
    </style:style>
    <style:style style:name="NazevOdstavceSikmo" style:family="paragraph" style:parent-style-name="Normální_20__28_web_29_">
      <style:paragraph-properties fo:margin-top="0cm" fo:margin-bottom="0cm" style:contextual-spacing="false" fo:text-align="center" style:justify-single-word="false"/>
      <style:text-properties fo:font-style="italic" fo:font-weight="bold" style:font-style-asian="italic" style:font-weight-asian="bold" style:font-size-complex="11pt"/>
    </style:style>
    <style:style style:name="Rozvržení_20_dokumentu" style:display-name="Rozvržení dokumentu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NositelUkolu_5f_3" style:display-name="NositelUkolu_3" style:family="paragraph" style:parent-style-name="Standard">
      <style:paragraph-properties fo:margin-left="1.27cm" fo:margin-right="0cm" fo:margin-top="0.106cm" fo:margin-bottom="0.106cm" style:contextual-spacing="false" fo:text-align="justify" style:justify-single-word="false" fo:text-indent="0cm" style:auto-text-indent="false"/>
      <style:text-properties style:text-underline-style="solid" style:text-underline-width="auto" style:text-underline-color="font-color" style:font-size-complex="11pt"/>
    </style:style>
    <style:style style:name="NositelUkolu_5f_1" style:display-name="NositelUkolu_1" style:family="paragraph" style:parent-style-name="Standard">
      <style:paragraph-properties fo:margin-left="1.27cm" fo:margin-right="0cm" fo:margin-top="0.106cm" fo:margin-bottom="0.106cm" style:contextual-spacing="false" fo:text-align="justify" style:justify-single-word="false" fo:text-indent="0cm" style:auto-text-indent="false" fo:keep-with-next="always"/>
      <style:text-properties style:text-underline-style="solid" style:text-underline-width="auto" style:text-underline-color="font-color" style:font-size-complex="11pt"/>
    </style:style>
    <style:style style:name="NositelUkolu_5f_0" style:display-name="NositelUkolu_0" style:family="paragraph" style:parent-style-name="NositelUkolu_5f_1">
      <style:paragraph-properties fo:margin-left="0cm" fo:margin-right="0cm" fo:text-indent="0cm" style:auto-text-indent="false"/>
    </style:style>
    <style:style style:name="Odstavec4_5f_Ukol" style:display-name="Odstavec4_Ukol" style:family="paragraph" style:parent-style-name="Odstavec4"/>
    <style:style style:name="Odstavec3" style:family="paragraph" style:parent-style-name="Standard">
      <style:paragraph-properties fo:margin-left="0.953cm" fo:margin-right="0cm" fo:text-align="justify" style:justify-single-word="false" fo:text-indent="0cm" style:auto-text-indent="false"/>
      <style:text-properties style:font-size-complex="11pt"/>
    </style:style>
    <style:style style:name="Odstavec2_5f_Ukol" style:display-name="Odstavec2_Ukol" style:family="paragraph" style:parent-style-name="Odstavec2">
      <style:paragraph-properties fo:margin-left="2.551cm" fo:margin-right="0cm" fo:text-indent="-0.75cm" style:auto-text-indent="false" fo:keep-with-next="always"/>
    </style:style>
    <style:style style:name="Odstavec3_5f_Ukol" style:display-name="Odstavec3_Ukol" style:family="paragraph" style:parent-style-name="Odstavec2_5f_Ukol"/>
    <style:style style:name="Header" style:family="paragraph" style:parent-style-name="Standard" style:class="extra"/>
    <style:style style:name="Footer" style:family="paragraph" style:parent-style-name="Standard" style:class="extra"/>
    <style:style style:name="PodCarou" style:family="paragraph" style:parent-style-name="Footer">
      <style:text-properties fo:font-size="8pt" fo:font-style="italic" style:font-size-asian="8pt" style:font-style-asian="italic" style:font-name-complex="Arial" style:font-family-complex="Arial" style:font-family-generic-complex="swiss" style:font-pitch-complex="variable"/>
    </style:style>
    <style:style style:name="Subjekt" style:family="paragraph" style:parent-style-name="Standard">
      <style:paragraph-properties fo:margin-left="0.501cm" fo:margin-right="0cm" fo:margin-top="0.212cm" fo:margin-bottom="0cm" style:contextual-spacing="false" fo:text-align="center" style:justify-single-word="false" fo:text-indent="0cm" style:auto-text-indent="false"/>
      <style:text-properties fo:font-style="italic" style:text-underline-style="solid" style:text-underline-width="auto" style:text-underline-color="font-color" style:font-style-asian="italic"/>
    </style:style>
    <style:style style:name="Meziradek" style:family="paragraph" style:parent-style-name="Heading_20_1" style:default-outline-level="" style:list-style-name="">
      <style:paragraph-properties fo:margin-left="0cm" fo:margin-right="0cm" fo:margin-top="0cm" fo:margin-bottom="0cm" style:contextual-spacing="false" fo:text-indent="0cm" style:auto-text-indent="false"/>
      <style:text-properties fo:font-size="8pt" style:text-underline-style="solid" style:text-underline-width="auto" style:text-underline-color="font-color" style:letter-kerning="true" style:font-size-asian="8pt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Usnesení" style:family="paragraph" style:parent-style-name="Header"/>
    <style:style style:name="Velké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UsnKoho" style:family="paragraph" style:parent-style-name="Standard">
      <style:paragraph-properties fo:text-align="center" style:justify-single-word="false"/>
    </style:style>
    <style:style style:name="Usntučné" style:family="paragraph" style:parent-style-name="Standard">
      <style:paragraph-properties fo:margin-top="0.106cm" fo:margin-bottom="0.106cm" style:contextual-spacing="false"/>
      <style:text-properties fo:font-weight="bold" style:font-weight-asian="bold"/>
    </style:style>
    <style:style style:name="Paticka1" style:family="paragraph" style:parent-style-name="Standard">
      <style:paragraph-properties fo:margin-left="2.501cm" fo:margin-right="0cm" fo:text-indent="-2.501cm" style:auto-text-indent="false"/>
    </style:style>
    <style:style style:name="Odstavec1b" style:family="paragraph" style:parent-style-name="Odstavec1">
      <style:paragraph-properties fo:margin-left="1.199cm" fo:margin-right="0cm" fo:text-indent="0cm" style:auto-text-indent="false"/>
    </style:style>
    <style:style style:name="Odstavec2b" style:family="paragraph" style:parent-style-name="Odstavec2"/>
    <style:style style:name="Odstavec3b" style:family="paragraph" style:parent-style-name="Odstavec3"/>
    <style:style style:name="Odstavec4b" style:family="paragraph" style:parent-style-name="Odstavec4"/>
    <style:style style:name="NositelUkolu_5f_0Bez" style:display-name="NositelUkolu_0Bez" style:family="paragraph" style:parent-style-name="NositelUkolu_5f_0">
      <style:text-properties style:text-underline-style="none"/>
    </style:style>
    <style:style style:name="NositelUkolu_5f_1Bez" style:display-name="NositelUkolu_1Bez" style:family="paragraph" style:parent-style-name="NositelUkolu_5f_1">
      <style:text-properties style:text-underline-style="none"/>
    </style:style>
    <style:style style:name="NositelUkolu_5f_2Bez" style:display-name="NositelUkolu_2Bez" style:family="paragraph" style:parent-style-name="NositelUkolu_5f_1Bez">
      <style:paragraph-properties fo:text-align="start" style:justify-single-word="false"/>
    </style:style>
    <style:style style:name="NositelUkolu_5f_3Bez" style:display-name="NositelUkolu_3Bez" style:family="paragraph" style:parent-style-name="NositelUkolu_5f_3">
      <style:text-properties style:text-underline-style="none"/>
    </style:style>
    <style:style style:name="HorniIndex1" style:family="paragraph" style:parent-style-name="Odstavec1">
      <style:text-properties style:text-position="super 58%"/>
    </style:style>
    <style:style style:name="Odstavec1_5f_Rekapb" style:display-name="Odstavec1_Rekapb" style:family="paragraph" style:parent-style-name="Odstavec1">
      <style:paragraph-properties fo:keep-with-next="always"/>
      <style:text-properties fo:letter-spacing="0.042cm" style:text-underline-style="solid" style:text-underline-width="auto" style:text-underline-color="font-color" fo:font-weight="bold" style:font-weight-asian="bold"/>
    </style:style>
    <style:style style:name="NositelUkolu_5f_2" style:display-name="NositelUkolu_2" style:family="paragraph" style:parent-style-name="NositelUkolu_5f_1"/>
    <style:style style:name="SubjektHorniIndex" style:family="paragraph" style:parent-style-name="Subjekt">
      <style:text-properties style:text-position="super 58%"/>
    </style:style>
    <style:style style:name="Odstavec1_5f_NoEnterA" style:display-name="Odstavec1_NoEnterA" style:family="paragraph" style:parent-style-name="Odstavec1"/>
    <style:style style:name="Odstavec1_5f_NoEnterB" style:display-name="Odstavec1_NoEnterB" style:family="paragraph" style:parent-style-name="Odstavec1">
      <style:paragraph-properties fo:margin-left="2cm" fo:margin-right="0cm" fo:text-indent="0cm" style:auto-text-indent="false"/>
    </style:style>
    <style:style style:name="Odstavec1_5f_NoEnterC" style:display-name="Odstavec1_NoEnterC" style:family="paragraph" style:parent-style-name="Odstavec1">
      <style:paragraph-properties fo:margin-left="2cm" fo:margin-right="0cm" fo:text-indent="0cm" style:auto-text-indent="false"/>
    </style:style>
    <style:style style:name="Odstavec2_5f_NoEnterA" style:display-name="Odstavec2_NoEnterA" style:family="paragraph" style:parent-style-name="Odstavec2"/>
    <style:style style:name="Odstavec2_5f_NoEnterB" style:display-name="Odstavec2_NoEnterB" style:family="paragraph" style:parent-style-name="Odstavec2"/>
    <style:style style:name="Odstavec2_5f_NoEnterC" style:display-name="Odstavec2_NoEnterC" style:family="paragraph" style:parent-style-name="Odstavec2"/>
    <style:style style:name="Odstavec3_5f_NoEnterA" style:display-name="Odstavec3_NoEnterA" style:family="paragraph" style:parent-style-name="Odstavec3"/>
    <style:style style:name="Odstavec3_5f_NoEnterB" style:display-name="Odstavec3_NoEnterB" style:family="paragraph" style:parent-style-name="Odstavec3"/>
    <style:style style:name="Odstavec3_5f_NoEnterC" style:display-name="Odstavec3_NoEnterC" style:family="paragraph" style:parent-style-name="Odstavec3"/>
    <style:style style:name="Odstavec4_5f_NoEnterA" style:display-name="Odstavec4_NoEnterA" style:family="paragraph" style:parent-style-name="Odstavec4"/>
    <style:style style:name="Odstavec4_5f_NoEnterB" style:display-name="Odstavec4_NoEnterB" style:family="paragraph" style:parent-style-name="Odstavec4"/>
    <style:style style:name="Odstavec4_5f_NoEnterC" style:display-name="Odstavec4_NoEnterC" style:family="paragraph" style:parent-style-name="Odstavec4"/>
    <style:style style:name="Odstavec2_5f_Ukol_5f_NoEnterA" style:display-name="Odstavec2_Ukol_NoEnterA" style:family="paragraph" style:parent-style-name="Odstavec2_5f_Ukol"/>
    <style:style style:name="Odstavec2_5f_Ukol_5f_NoEnterB" style:display-name="Odstavec2_Ukol_NoEnterB" style:family="paragraph" style:parent-style-name="Odstavec2_5f_Ukol"/>
    <style:style style:name="Odstavec2_5f_Ukol_5f_NoEnterC" style:display-name="Odstavec2_Ukol_NoEnterC" style:family="paragraph" style:parent-style-name="Odstavec2_5f_Ukol"/>
    <style:style style:name="Odstavec1b_5f_NoEnterA" style:display-name="Odstavec1b_NoEnterA" style:family="paragraph" style:parent-style-name="Odstavec1b"/>
    <style:style style:name="Odstavec1b_5f_NoEnterB" style:display-name="Odstavec1b_NoEnterB" style:family="paragraph" style:parent-style-name="Odstavec1b"/>
    <style:style style:name="Odstavec1b_5f_NoEnterC" style:display-name="Odstavec1b_NoEnterC" style:family="paragraph" style:parent-style-name="Odstavec1b"/>
    <style:style style:name="Odstavec2b_5f_NoEnterA" style:display-name="Odstavec2b_NoEnterA" style:family="paragraph" style:parent-style-name="Odstavec2b"/>
    <style:style style:name="Odstavec2b_5f_NoEnterB" style:display-name="Odstavec2b_NoEnterB" style:family="paragraph" style:parent-style-name="Odstavec2b"/>
    <style:style style:name="Odstavec2b_5f_NoEnterC" style:display-name="Odstavec2b_NoEnterC" style:family="paragraph" style:parent-style-name="Odstavec2b"/>
    <style:style style:name="Odstavec3b_5f_NoEnterA" style:display-name="Odstavec3b_NoEnterA" style:family="paragraph" style:parent-style-name="Odstavec3"/>
    <style:style style:name="Odstavec3b_5f_NoEnterB" style:display-name="Odstavec3b_NoEnterB" style:family="paragraph" style:parent-style-name="Odstavec3b"/>
    <style:style style:name="Odstavec3b_5f_NoEnterC" style:display-name="Odstavec3b_NoEnterC" style:family="paragraph" style:parent-style-name="Odstavec3b"/>
    <style:style style:name="Odstavec4b_5f_NoEnterA" style:display-name="Odstavec4b_NoEnterA" style:family="paragraph" style:parent-style-name="Odstavec4b"/>
    <style:style style:name="Odstavec4b_5f_NoEnterB" style:display-name="Odstavec4b_NoEnterB" style:family="paragraph" style:parent-style-name="Odstavec4b"/>
    <style:style style:name="Odstavec4b_5f_NoEnterC" style:display-name="Odstavec4b_NoEnterC" style:family="paragraph" style:parent-style-name="Odstavec4b"/>
    <style:style style:name="Odstavec1_5f_Rekapb_5f_NoEnterA" style:display-name="Odstavec1_Rekapb_NoEnterA" style:family="paragraph" style:parent-style-name="Odstavec1_5f_Rekapb"/>
    <style:style style:name="Odstavec1_5f_Rekapb_5f_NoEnterB" style:display-name="Odstavec1_Rekapb_NoEnterB" style:family="paragraph" style:parent-style-name="Odstavec1_5f_Rekapb">
      <style:paragraph-properties fo:margin-left="1.199cm" fo:margin-right="0cm" fo:text-indent="0cm" style:auto-text-indent="false"/>
      <style:text-properties fo:letter-spacing="normal" style:text-underline-style="none" fo:font-weight="normal" style:font-weight-asian="normal"/>
    </style:style>
    <style:style style:name="Odstavec1_5f_Rekapb_5f_NoEnterC" style:display-name="Odstavec1_Rekapb_NoEnterC" style:family="paragraph" style:parent-style-name="Odstavec1_5f_Rekapb">
      <style:paragraph-properties fo:margin-left="1.199cm" fo:margin-right="0cm" fo:text-indent="0cm" style:auto-text-indent="false"/>
      <style:text-properties fo:letter-spacing="normal" style:text-underline-style="none" fo:font-weight="normal" style:font-weight-asian="normal"/>
    </style:style>
    <style:style style:name="Odstavec2_5f_Ukolb" style:display-name="Odstavec2_Ukolb" style:family="paragraph" style:parent-style-name="Odstavec2_5f_Ukol">
      <style:paragraph-properties fo:text-align="start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6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color="#000000" style:font-name="Times New Roman" fo:font-family="'Times New Roman'" style:font-family-generic="roman" style:font-pitch="variable" fo:font-size="11pt" fo:font-style="normal" fo:font-weight="normal" style:font-size-asian="11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Standardní_20_písmo_20_odstavce" style:display-name="Standardní písmo odstavce" style:family="text"/>
    <style:style style:name="Normální_20__28_web_29__20_Char" style:display-name="Normální (web) Char" style:family="text">
      <style:text-properties fo:font-size="12pt" fo:language="cs" fo:country="CZ" style:font-size-asian="12pt" style:font-size-complex="12pt" style:language-complex="ar" style:country-complex="SA"/>
    </style:style>
    <style:style style:name="Odstavec4_20_Char" style:display-name="Odstavec4 Char" style:family="text">
      <style:text-properties style:font-name="Arial" fo:font-family="Arial" style:font-family-generic="swiss" style:font-pitch="variable" fo:font-size="11pt" fo:language="cs" fo:country="CZ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Odstavec4_5f_Ukol_20_Char" style:display-name="Odstavec4_Ukol Char" style:family="text" style:parent-style-name="Odstavec4_20_Char">
      <style:text-properties style:font-name="Arial" fo:font-family="Arial" style:font-family-generic="swiss" style:font-pitch="variable" fo:font-size="11pt" fo:language="cs" fo:country="CZ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Odstavec2_20_Char" style:display-name="Odstavec2 Char" style:family="text" style:parent-style-name="Odstavec4_20_Char">
      <style:text-properties style:font-name="Arial" fo:font-family="Arial" style:font-family-generic="swiss" style:font-pitch="variable" fo:font-size="11pt" fo:language="cs" fo:country="CZ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Odstavec1_20_Char" style:display-name="Odstavec1 Char" style:family="text">
      <style:text-properties style:font-name="Arial" fo:font-family="Arial" style:font-family-generic="swiss" style:font-pitch="variable" fo:font-size="11pt" fo:language="cs" fo:country="CZ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Page_20_Number" style:display-name="Page Number" style:family="text" style:parent-style-name="Standardní_20_písmo_20_odstavce"/>
    <style:style style:name="Odstavec2_5f_Ukol_20_Char" style:display-name="Odstavec2_Ukol Char" style:family="text" style:parent-style-name="Odstavec2_20_Char">
      <style:text-properties style:font-name="Arial" fo:font-family="Arial" style:font-family-generic="swiss" style:font-pitch="variable" fo:font-size="11pt" fo:language="cs" fo:country="CZ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Rozvržení_20_dokumentu_20_Char" style:display-name="Rozvržení dokumentu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Standardní_20_písmo_20_odstavc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Standardní_20_písmo_20_odstavce">
      <style:text-properties fo:color="#800080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Znaky_20_pro_20_vysvětlivky" style:display-name="WW-Znaky pro vysvětlivky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.75cm" fo:margin-left="2.501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nesení Rady HMP</dc:title>
    <meta:initial-creator>Mgr.Bc. Jakub Michálek</meta:initial-creator>
    <meta:creation-date>2015-06-09T16:26:00</meta:creation-date>
    <dc:creator>Lenka Franková</dc:creator>
    <dc:date>2015-06-09T16:26:00</dc:date>
    <meta:print-date>2015-06-08T18:38:00</meta:print-date>
    <meta:editing-cycles>2</meta:editing-cycles>
    <meta:editing-duration>PT3M</meta:editing-duration>
    <meta:generator>LibreOffice/4.2.8.2$Linux_X86_64 LibreOffice_project/420m0$Build-2</meta:generator>
    <meta:document-statistic meta:table-count="1" meta:image-count="0" meta:object-count="0" meta:page-count="3" meta:paragraph-count="66" meta:word-count="789" meta:character-count="5619" meta:non-whitespace-character-count="4866"/>
  </office:meta>
</office:document-meta>
</file>